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style:text-position="super 63.6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text-position="super 63.6%"/>
    </style:style>
    <style:style style:name="T11" style:parent-style-name="DefaultParagraphFont" style:family="text">
      <style:text-properties style:text-position="super 63.6%"/>
    </style:style>
    <style:style style:name="TableColumn13" style:family="table-column">
      <style:table-column-properties style:column-width="2.0868in"/>
    </style:style>
    <style:style style:name="TableColumn14" style:family="table-column">
      <style:table-column-properties style:column-width="2.0868in"/>
    </style:style>
    <style:style style:name="TableColumn15" style:family="table-column">
      <style:table-column-properties style:column-width="2.0875in"/>
    </style:style>
    <style:style style:name="Table12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" style:family="table-row">
      <style:table-row-properties style:min-row-height="0.2305in"/>
    </style:style>
    <style:style style:name="TableCell2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Strong">Lauren Byrne</text:span><text:span text:style-name="Strong"><text:s/>-<text:s/></text:span><text:span text:style-name="Strong">C16452764</text:span></text:p>
      <text:p text:style-name="Normal"><text:span text:style-name="Heading1Char">Type of Data</text:span><text:span text:style-name="Heading1Char"><text:s text:c="166"/></text:span>This dataset includes 16 column<text:s/>features.<text:s/>9<text:s/>of these columns are categorical, 6 are continuous, and one is an ID column so<text:s/>will be<text:s/>classified as neither categorical nor continuous. A column is continuous if the values are numeric<text:s/>for example age. There can be an infinite number of values between two continuous values. A categorical value is a distinct category for example gender.</text:p>
      <text:p text:style-name="Normal">The continuous columns in this dataset are ‘age’, ‘fnlwgt’, ‘education-num’, ‘capital-gain’, ‘captial-loss’ and ‘hours-per-week’.<text:s/></text:p>
      <text:p text:style-name="Normal">The categorical columns are ‘race’, ‘relationship’, ‘education’, ‘sex’, ‘workclass’, ‘marital-status’, ‘occupation’, ‘target’, ‘native-country’.</text:p>
      <text:p text:style-name="Normal"/>
      <text:p text:style-name="Normal"><text:span text:style-name="Heading1Char">Data Quality Issues <text:s text:c="157"/></text:span>There are many potential data quality issues including missing values, outliers, and feature cardinality. I will identify the quality issues for this<text:s/>dataset<text:s/>and suggest what<text:s/>could be done to handle these issues.<text:s/>These issues will be summarised in the data quality plan below.<text:s/></text:p>
      <text:p text:style-name="Normal"><text:span text:style-name="Heading2Char">Missing Values</text:span><text:span text:style-name="T2"><text:s/></text:span><text:span text:style-name="T3"><text:s text:c="145"/></text:span>The columns that contain missing values<text:s/>with the<text:s/>percentage of missing values in<text:s/>each column<text:s/>are ‘workclass’ – 5.60763, ‘occupation’ – 5.63025 and ‘native-country’ – 1.79056.<text:s/><text:s/></text:p>
      <text:p text:style-name="Normal">I suggest<text:s/><text:span text:style-name="T4">Imputation</text:span><text:span text:style-name="T5"><text:s/></text:span>to deal with this issue. Imputation replaces missing values with a value that is a measure of the central tendencies of that feature. For categorical data, imputation can be used with the mode as the estimated value. For the column ‘native-country’, because it only has a missing percentage of 1.79056, another possible solution could be to leave the missing values as is, and document it in the data quality plan.</text:p>
      <text:p text:style-name="Normal"><text:span text:style-name="Heading2Char">Outliers</text:span><text:span text:style-name="Heading2Char"><text:s text:c="158"/></text:span><text:span text:style-name="T6"><text:s/></text:span>Examining the data<text:s/>shows that the column<text:s/>‘fnlwgt’ has a very high maximum value at 1484705 especially compared to its median and 3<text:span text:style-name="T7">rd</text:span><text:s/>Quartile and this could affect the performance of the model.<text:s/></text:p>
      <text:p text:style-name="Normal">I suggest using a technique called<text:s/><text:span text:style-name="T8">clamp threshold</text:span><text:span text:style-name="T9"><text:s/></text:span>to handle these outliers. This works by setting a lower and a higher threshold and removing values that are outside of that threshold.</text:p>
      <text:p text:style-name="Normal">Other interesting outliers are within the columns ‘capital-gain’ and ‘capital-loss’. Both have a large range of values between the 1<text:span text:style-name="T10">st</text:span><text:s/>Quartile and 3<text:span text:style-name="T11">rd</text:span><text:s/>Quartile, but have zero values in the Min, Median and Max columns. With no missing values, I wonder if the zero values in the column are invalid data. This is something that will be reported in the data quality plan.<text:s/></text:p>
      <text:h text:style-name="Heading2" text:outline-level="2">Feature Cardinality:<text:s/></text:h>
      <text:p text:style-name="Normal">The following features have a cardinality below 10: ‘workclass’, ‘martital-status’, ‘relationship’, ‘race’, ‘sex’, ‘target’, which<text:s/>is<text:s/>a low cardinality. However, further inspection<text:s/>these columns would have a naturally low cardinality, so this is ok to leave as is.<text:s/></text:p>
      <text:p text:style-name="Normal"/>
      <text:p text:style-name="Normal">*data quality plan on next page</text:p>
      <text:p text:style-name="Normal"/>
      <text:h text:style-name="Heading2" text:outline-level="2">Data Quality Plan</text:h>
      <text:p text:style-name="Normal">The above information has been summarised in this Data Quality Plan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Feature</text:p>
          </table:table-cell>
          <table:table-cell table:style-name="TableCell19">
            <text:p text:style-name="P20">Data Quality Issue</text:p>
          </table:table-cell>
          <table:table-cell table:style-name="TableCell21">
            <text:p text:style-name="P22">Potential Handling Strategies</text:p>
          </table:table-cell>
        </table:table-row>
        <table:table-row table:style-name="TableRow23">
          <table:table-cell table:style-name="TableCell24">
            <text:p text:style-name="P25">workclass</text:p>
          </table:table-cell>
          <table:table-cell table:style-name="TableCell26">
            <text:p text:style-name="P27">Missing values (5.60763)</text:p>
          </table:table-cell>
          <table:table-cell table:style-name="TableCell28">
            <text:p text:style-name="P29">Imputation (mode: ‘Private’)</text:p>
          </table:table-cell>
        </table:table-row>
        <table:table-row table:style-name="TableRow30">
          <table:table-cell table:style-name="TableCell31">
            <text:p text:style-name="P32">occupation</text:p>
          </table:table-cell>
          <table:table-cell table:style-name="TableCell33">
            <text:p text:style-name="P34">Missing values (5.63025)</text:p>
          </table:table-cell>
          <table:table-cell table:style-name="TableCell35">
            <text:p text:style-name="P36">Imputation (mode: ‘Prof-speciality’)</text:p>
          </table:table-cell>
        </table:table-row>
        <table:table-row table:style-name="TableRow37">
          <table:table-cell table:style-name="TableCell38">
            <text:p text:style-name="P39">native-country</text:p>
          </table:table-cell>
          <table:table-cell table:style-name="TableCell40">
            <text:p text:style-name="P41">Missing values (1.79056)</text:p>
          </table:table-cell>
          <table:table-cell table:style-name="TableCell42">
            <text:p text:style-name="P43">Imputation (mode: ‘United-States’) or leave as is</text:p>
          </table:table-cell>
        </table:table-row>
        <table:table-row table:style-name="TableRow44">
          <table:table-cell table:style-name="TableCell45">
            <text:p text:style-name="P46">fnlwgt</text:p>
          </table:table-cell>
          <table:table-cell table:style-name="TableCell47">
            <text:p text:style-name="P48">Outliers (high)</text:p>
          </table:table-cell>
          <table:table-cell table:style-name="TableCell49">
            <text:p text:style-name="P50">Clamp Transformation<text:s/>(threshold to clamp should be discussed with business)</text:p>
          </table:table-cell>
        </table:table-row>
        <table:table-row table:style-name="TableRow51">
          <table:table-cell table:style-name="TableCell52">
            <text:p text:style-name="P53">capital-gain</text:p>
          </table:table-cell>
          <table:table-cell table:style-name="TableCell54">
            <text:p text:style-name="P55">Potential Missing<text:s/>Values in mean, median and mode</text:p>
          </table:table-cell>
          <table:table-cell table:style-name="TableCell56">
            <text:p text:style-name="P57">Discuss with business on importance of columns to help decide on a decision, potentially drop column if invalid data</text:p>
          </table:table-cell>
        </table:table-row>
        <table:table-row table:style-name="TableRow58">
          <table:table-cell table:style-name="TableCell59">
            <text:p text:style-name="P60">Capital-loss</text:p>
          </table:table-cell>
          <table:table-cell table:style-name="TableCell61">
            <text:p text:style-name="P62">Potential Missing Values in mean, median and mode</text:p>
          </table:table-cell>
          <table:table-cell table:style-name="TableCell63">
            <text:p text:style-name="P64">Discuss with business on importance of columns to help decide on a decision, potentially drop column if invalid dat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n Byrne</meta:initial-creator>
    <dc:creator>Lauren Byrne</dc:creator>
    <meta:creation-date>2019-10-24T13:16:00Z</meta:creation-date>
    <dc:date>2019-10-25T13:48:00Z</dc:date>
    <meta:template xlink:href="Normal" xlink:type="simple"/>
    <meta:editing-cycles>4</meta:editing-cycles>
    <meta:editing-duration>PT88320S</meta:editing-duration>
    <meta:document-statistic meta:page-count="2" meta:paragraph-count="8" meta:word-count="622" meta:character-count="4160" meta:row-count="29" meta:non-whitespace-character-count="3546"/>
  </office:meta>
</office:document-meta>
</file>